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style:font-name="Liberation Sans" fo:font-size="15pt" style:letter-kerning="true" style:font-name-asian="Microsoft YaHei" style:font-size-asian="15pt" style:font-name-complex="Mangal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6.5cm" svg:x="6cm" svg:y="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6.5cm" svg:x="13.5cm" svg:y="3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cm" svg:y1="5.05cm" svg:x2="13.5cm" svg:y2="3.95cm">
          <text:p text:style-name="P2"><text:span text:style-name="T1">welcome</text:span></text:p>
        </draw:line>
        <draw:line draw:style-name="gr3" draw:text-style-name="P2" draw:layer="layout" svg:x1="7.5cm" svg:y1="5.5cm" svg:x2="13.5cm" svg:y2="6.55cm">
          <text:p text:style-name="P2">response</text:p>
        </draw:line>
        <draw:line draw:style-name="gr3" draw:text-style-name="P2" draw:layer="layout" svg:x1="7.5cm" svg:y1="8.5cm" svg:x2="13.5cm" svg:y2="9.55cm">
          <text:p text:style-name="P2">ready</text:p>
        </draw:line>
        <draw:line draw:style-name="gr2" draw:text-style-name="P2" draw:layer="layout" svg:x1="7.5cm" svg:y1="8cm" svg:x2="13.5cm" svg:y2="6.9cm">
          <text:p text:style-name="P2"><text:span text:style-name="T1">sync</text:span></text:p>
        </draw:line>
        <draw:frame draw:style-name="gr4" draw:text-style-name="P3" draw:layer="layout" svg:width="1.683cm" svg:height="0.489cm" svg:x="6cm" svg:y="5.061cm">
          <draw:text-box>
            <text:p><text:span text:style-name="T2">restore SOD</text:span></text:p>
          </draw:text-box>
        </draw:frame>
        <draw:frame draw:style-name="gr4" draw:text-style-name="P3" draw:layer="layout" svg:width="1.683cm" svg:height="0.489cm" svg:x="13.417cm" svg:y="6.5cm">
          <draw:text-box>
            <text:p><text:span text:style-name="T2">restore SOD</text:span></text:p>
          </draw:text-box>
        </draw:frame>
        <draw:frame draw:style-name="gr4" draw:text-style-name="P5" draw:layer="layout" svg:width="2.657cm" svg:height="0.839cm" svg:x="13.25cm" svg:y="2.661cm">
          <draw:text-box>
            <text:p text:style-name="P4"><text:span text:style-name="T3">µP-Slave</text:span></text:p>
          </draw:text-box>
        </draw:frame>
        <draw:frame draw:style-name="gr4" draw:text-style-name="P5" draw:layer="layout" svg:width="2.957cm" svg:height="0.839cm" svg:x="4.8cm" svg:y="2.65cm">
          <draw:text-box>
            <text:p text:style-name="P6"><text:span text:style-name="T3">µP-Master</text:span></text:p>
          </draw:text-box>
        </draw:frame>
        <draw:frame draw:style-name="gr4" draw:text-style-name="P3" draw:layer="layout" svg:width="1.209cm" svg:height="0.489cm" svg:x="6.391cm" svg:y="8.011cm">
          <draw:text-box>
            <text:p><text:span text:style-name="T2">sync 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2:48:40.071000000</meta:creation-date>
    <dc:date>2015-01-16T13:08:30.384000000</dc:date>
    <meta:editing-duration>PT4M26S</meta:editing-duration>
    <meta:editing-cycles>2</meta:editing-cycles>
    <meta:generator>LibreOffice/4.2.8.2$Windows_x86 LibreOffice_project/48d50dbfc06349262c9d50868e5c1f630a573ebd</meta:generator>
    <meta:document-statistic meta:object-count="11"/>
  </office:meta>
</office:document-meta>
</file>